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В коде реализовано несколько механизмов для предотвращения дублирования фильмов при размещении фильма по расписанию. </text:p>
      <text:p text:style-name="Standard"/>
      <text:p text:style-name="Standard">1. Хранение истории фильмов</text:p>
      <text:p text:style-name="Standard">- Файл `MOVIES_HISTORY_FILE = "movies_history.json"`</text:p>
      <text:p text:style-name="Standard">- Механизм </text:p>
      <text:p text:style-name="Standard"><text:s text:c="2"/>После каждой публикации фильм сохраняется в JSON-файл с полями:</text:p>
      <text:p text:style-name="Standard"><text:s text:c="2"/>```json</text:p>
      <text:p text:style-name="Standard"><text:s text:c="2"/>{</text:p>
      <text:p text:style-name="Standard"><text:s text:c="4"/>"imdb_id": "tt12345678",</text:p>
      <text:p text:style-name="Standard"><text:s text:c="4"/>"title": "Название",</text:p>
      <text:p text:style-name="Standard"><text:s text:c="4"/>"date": "2024-07-20T12:00:00"</text:p>
      <text:p text:style-name="Standard"><text:s text:c="2"/>}</text:p>
      <text:p text:style-name="Standard"><text:s text:c="2"/>```</text:p>
      <text:p text:style-name="Standard">2. Проверка дубликатов перед генерацией</text:p>
      <text:p text:style-name="Standard">Код из `get_movie_data()`:</text:p>
      <text:p text:style-name="Standard">```python</text:p>
      <text:p text:style-name="Standard">used_ids = DB["posted_imdb_ids"][-100:] <text:s/># Берутся последние 100 ID</text:p>
      <text:p text:style-name="Standard">avoid_ids = ", ".join(used_ids) if used_ids else "нет запрещённых ID"</text:p>
      <text:p text:style-name="Standard"/>
      <text:p text:style-name="Standard">prompt = f"""</text:p>
      <text:p text:style-name="Standard">Избегай фильмов с этими ID: {avoid_ids}</text:p>
      <text:p text:style-name="Standard">Только действительные существующие фильмы!</text:p>
      <text:p text:style-name="Standard">"""</text:p>
      <text:p text:style-name="Standard">```</text:p>
      <text:p text:style-name="Standard">- Фильтрация на уровне ИИ: Промпт явно запрещает GPT-4 предлагать фильмы из списка использованных ID.</text:p>
      <text:p text:style-name="Standard"/>
      <text:p text:style-name="Standard"><text:s/>3. Кэширование запросов</text:p>
      <text:p text:style-name="Standard">Декоратор `@lru_cache(maxsize=100)`:</text:p>
      <text:p text:style-name="Standard">```python</text:p>
      <text:p text:style-name="Standard">@lru_cache(maxsize=100)</text:p>
      <text:p text:style-name="Standard">async def get_cached_movie(genre: str, attempt: int):</text:p>
      <text:p text:style-name="Standard"><text:s text:c="4"/>return await get_movie_data(genre, attempt)</text:p>
      <text:p text:style-name="Standard">```</text:p>
      <text:p text:style-name="Standard"><text:s text:c="4"/>Кэширует результаты последних 100 запросов, чтобы избежать повторной генерации для одинаковых входных параметров.</text:p>
      <text:p text:style-name="Standard"/>
      <text:p text:style-name="Standard">4. Валидация ответа от ИИ</text:p>
      <text:p text:style-name="Standard">Функция `parse_movie_response()`:</text:p>
      <text:p text:style-name="Standard">```python</text:p>
      <text:p text:style-name="Standard">def parse_movie_response(text: str) -&gt; Optional[dict]:</text:p>
      <text:p text:style-name="Standard"><text:s text:c="4"/>try:</text:p>
      <text:p text:style-name="Standard"><text:s text:c="8"/>imdb_id = re.search(r'tt\d{7,8}', text).group(0)</text:p>
      <text:p text:style-name="Standard"><text:s text:c="8"/>if imdb_id in DB["posted_imdb_ids"]:</text:p>
      <text:p text:style-name="Standard"><text:s text:c="12"/>return None <text:s/># Дупликат обнаружен</text:p>
      <text:p text:style-name="Standard"><text:s text:c="8"/># ... остальные проверки</text:p>
      <text:p text:style-name="Standard"><text:s text:c="4"/>except:</text:p>
      <text:p text:style-name="Standard"><text:s text:c="8"/>return None</text:p>
      <text:p text:style-name="Standard">```</text:p>
      <text:p text:style-name="Standard">- Контроль: <text:s/></text:p>
      <text:p text:style-name="Standard"><text:s text:c="2"/>Даже если ИИ нарушил инструкции, парсер отбросит фильмы с уже использованными ID.</text:p>
      <text:p text:style-name="Standard"><text:soft-page-break/></text:p>
      <text:p text:style-name="Standard"><text:s/>5. Цикл генерации с попыткам</text:p>
      <text:p text:style-name="Standard">Логика в `publish_scheduled_post()`:</text:p>
      <text:p text:style-name="Standard">```python</text:p>
      <text:p text:style-name="Standard">attempt = 0</text:p>
      <text:p text:style-name="Standard">while attempt &lt; 3:</text:p>
      <text:p text:style-name="Standard"><text:s text:c="4"/>movie = await get_movie_data(DB["current_genre"], attempt, used_ids)</text:p>
      <text:p text:style-name="Standard"><text:s text:c="4"/>if movie and movie["imdb_id"] not in DB["posted_imdb_ids"]:</text:p>
      <text:p text:style-name="Standard"><text:s text:c="8"/>break</text:p>
      <text:p text:style-name="Standard"><text:s text:c="4"/>attempt += 1</text:p>
      <text:p text:style-name="Standard">```</text:p>
      <text:p text:style-name="Standard">- Резервный механизм <text:s/></text:p>
      <text:p text:style-name="Standard"><text:s text:c="2"/>3 попытки генерации с увеличением "креативности" (temperature += 0.1).</text:p>
      <text:p text:style-name="Standard">---</text:p>
      <text:p text:style-name="Standard"/>
      <text:p text:style-name="Standard"><text:s/>6. Обновление списка ID</text:p>
      <text:p text:style-name="Standard">После успешной публикации:</text:p>
      <text:p text:style-name="Standard">```python</text:p>
      <text:p text:style-name="Standard">DB["posted_imdb_ids"].append(movie["imdb_id"])</text:p>
      <text:p text:style-name="Standard">save_to_history(movie) <text:s/># Запись в JSON</text:p>
      <text:p text:style-name="Standard">```</text:p>
      <text:p text:style-name="Standard">- Лимит истории <text:s/></text:p>
      <text:p text:style-name="Standard"><text:s text:c="2"/>При запуске загружаются только последние 500 фильмов:</text:p>
      <text:p text:style-name="Standard"><text:s text:c="2"/>```python</text:p>
      <text:p text:style-name="Standard"><text:s text:c="2"/>history = load_history()</text:p>
      <text:p text:style-name="Standard"><text:s text:c="2"/>DB["posted_imdb_ids"] = [m["imdb_id"] for m in history[-500:]]</text:p>
      <text:p text:style-name="Standard"><text:s text:c="2"/>```</text:p>
      <text:p text:style-name="Standard"/>
      <text:p text:style-name="Standard">7. Защита от коллизий в реальном времени</text:p>
      <text:p text:style-name="Standard">При ручной публикации через `publish_now_handler()`:</text:p>
      <text:p text:style-name="Standard">```python</text:p>
      <text:p text:style-name="Standard">if movie["imdb_id"] in DB["posted_imdb_ids"]:</text:p>
      <text:p text:style-name="Standard"><text:s text:c="4"/>await handle_duplicate(movie) <text:s/># Запуск альтернативной генерации</text:p>
      <text:p text:style-name="Standard">```</text:p>
      <text:p text:style-name="P1">Архитектурная схема</text:p>
      <text:p text:style-name="Standard">```</text:p>
      <text:p text:style-name="Standard">[Запрос] → [Проверка кэша] → [Генерация с фильтрацией] <text:s/></text:p>
      <text:p text:style-name="Standard">              ↓                         ↓ <text:s/></text:p>
      <text:p text:style-name="Standard">       [Кэшированный ответ]    [Валидация ID] <text:s/></text:p>
      <text:p text:style-name="Standard">                                      ↓ <text:s/></text:p>
      <text:p text:style-name="Standard">                      [Сохранение в историю] → [JSON]</text:p>
      <text:p text:style-name="Standard">```</text:p>
      <text:p text:style-name="Standard"/>
      <text:p text:style-name="Standard">Этот многоуровневый подход гарантирует, что дубликаты будут отсеяны:</text:p>
      <text:p text:style-name="Standard">1. На этапе формирования промпта</text:p>
      <text:p text:style-name="Standard">2. При парсинге ответа ИИ</text:p>
      <text:p text:style-name="Standard">3. Перед непосредственной публикацией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31T20:16:36.56</meta:creation-date>
    <meta:generator>OpenOffice/4.1.15$Win32 OpenOffice.org_project/4115m2$Build-9813</meta:generator>
    <dc:date>2025-03-31T20:23:43.58</dc:date>
    <meta:editing-duration>PT7M6S</meta:editing-duration>
    <meta:editing-cycles>2</meta:editing-cycles>
    <meta:document-statistic meta:table-count="0" meta:image-count="0" meta:object-count="0" meta:page-count="2" meta:paragraph-count="88" meta:word-count="335" meta:character-count="2871"/>
  </office:meta>
</office:document-meta>
</file>